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05bef2" officeooo:paragraph-rsid="0005bef2"/>
    </style:style>
    <style:style style:name="P2" style:family="paragraph" style:parent-style-name="Standard">
      <style:text-properties officeooo:rsid="00081ebd" officeooo:paragraph-rsid="00081ebd"/>
    </style:style>
    <style:style style:name="P3" style:family="paragraph" style:parent-style-name="Standard">
      <style:text-properties officeooo:rsid="000a00c5" officeooo:paragraph-rsid="000a00c5"/>
    </style:style>
    <style:style style:name="P4" style:family="paragraph" style:parent-style-name="Standard">
      <style:text-properties officeooo:paragraph-rsid="0011733d"/>
    </style:style>
    <style:style style:name="T1" style:family="text">
      <style:text-properties officeooo:rsid="0006a729"/>
    </style:style>
    <style:style style:name="T2" style:family="text">
      <style:text-properties officeooo:rsid="00081ebd"/>
    </style:style>
    <style:style style:name="T3" style:family="text">
      <style:text-properties officeooo:rsid="000f8b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1">re.search(r”</text:span>\s(A{2,5})\s”,<text:span text:style-name="T1">input)</text:span></text:p>
      <text:p text:style-name="P1"/>
      <text:p text:style-name="P1">2. <text:span text:style-name="T1">re.sub(r”(-)*[0-9]+.[0-9]+”,”FLOAT”,input)</text:span></text:p>
      <text:p text:style-name="P1"/>
      <text:p text:style-name="P2">3.re.subn(r”(-)*[0-9]+.[0-9]+”,”FLOAT”,input)</text:p>
      <text:p text:style-name="P2"/>
      <text:p text:style-name="P2">4.number= re.findall(r”(-)*[0-9]+”,input)</text:p>
      <text:p text:style-name="P2"><text:s text:c="2"/>numsum=sum(int(numbers))</text:p>
      <text:p text:style-name="P2"/>
      <text:p text:style-name="P2">5.re.sub(“ECE364”,”ECE461”,1)</text:p>
      <text:p text:style-name="P2"/>
      <text:p text:style-name="P4"><text:span text:style-name="T2">6.ip=r"(([0-1]?[0-9]?[0-9]|2[0-4][0-9]|25[0-5])\.([0-1]?[0-9]?[0-9]|2[0-4][0-9]|25[0-5])\.([0-1]?[0-9]?[0-9]|2[0-4][0-9]|25[0-5])\.([0-1]?[0-9]?[0-9]|2[0-4][0-9]|25[0-5]))"</text:span></text:p>
      <text:p text:style-name="P2"/>
      <text:p text:style-name="P3">7.1)perform non case sensitive search for “e” in input</text:p>
      <text:p text:style-name="P3"/>
      <text:p text:style-name="P3">2) to check if the entire string of input is zero or more dots followed by “is a” ,then followed by zero or more dots</text:p>
      <text:p text:style-name="P3"/>
      <text:p text:style-name="P3">3) to check if the entire string of input is zero or one “P” followed by zero or more dots, then zero or one “Pis” followed by “a”, then zero or one “P” followed by zero or more dots</text:p>
      <text:p text:style-name="P3"/>
      <text:p text:style-name="P3">4)to search if there exists any substring in input that matches “I” followed by at least 10 “like”, then 1-2 “you”.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EE364</meta:initial-creator>
    <meta:creation-date>2015-10-03T18:59:01.953266808</meta:creation-date>
    <dc:date>2015-10-05T00:39:17.920885588</dc:date>
    <dc:creator>Student EE364</dc:creator>
    <meta:editing-duration>PT6S</meta:editing-duration>
    <meta:editing-cycles>5</meta:editing-cycles>
    <meta:generator>LibreOffice/4.2.8.2$Linux_X86_64 LibreOffice_project/420$Build-2</meta:generator>
    <meta:document-statistic meta:table-count="0" meta:image-count="0" meta:object-count="0" meta:page-count="1" meta:paragraph-count="11" meta:word-count="104" meta:character-count="864" meta:non-whitespace-character-count="766"/>
  </office:meta>
</office:document-meta>
</file>